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55cm"/>
    </style:style>
    <style:style style:name="co2" style:family="table-column">
      <style:table-column-properties fo:break-before="auto" style:column-width="4.999cm"/>
    </style:style>
    <style:style style:name="co3" style:family="table-column">
      <style:table-column-properties fo:break-before="auto" style:column-width="14.65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00ff" style:text-outline="false" style:text-line-through-style="none" style:font-name="Courier New" fo:font-size="10pt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italic" style:font-weight-asian="normal" style:font-name-complex="Courier New" style:font-size-complex="5.65000009536743pt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font-name="Courier New" fo:language="en" fo:country="US" fo:font-style="italic" style:font-name-asian="Courier New" style:language-asian="en" style:country-asian="US" style:font-style-asian="italic" style:font-name-complex="Courier New" style:font-size-complex="5.65000009536743pt" style:language-complex="en" style:country-complex="US" style:font-style-complex="italic"/>
    </style:style>
    <style:style style:name="ce4" style:family="table-cell" style:parent-style-name="Default">
      <style:text-properties fo:color="#2a00ff" style:text-outline="false" style:text-line-through-style="none" style:font-name="Courier New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italic" style:font-weight-asian="normal" style:font-name-complex="Courier New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ta_extref" style:family="table">
      <style:table-properties table:display="false"/>
    </style:style>
    <style:style style:name="T1" style:family="text">
      <style:text-properties fo:color="#2a00ff" style:font-name="Courier New" fo:font-size="10pt" fo:font-style="italic" style:font-name-asian="Courier New" style:font-size-asian="10pt" style:font-style-asian="italic" style:font-name-complex="Courier New" style:font-size-complex="5.69999980926514pt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ACTIONS</text:p>
          </table:table-cell>
          <table:table-cell table:style-name="ce1"/>
          <table:table-cell table:style-name="ce5"/>
          <table:table-cell table:style-name="ce1" table:number-columns-repeated="1021"/>
        </table:table-row>
        <table:table-row table:style-name="ro2">
          <table:table-cell table:style-name="ce1" office:value-type="string">
            <text:p>Jspresso Spring id</text:p>
          </table:table-cell>
          <table:table-cell table:style-name="ce1" office:value-type="string">
            <text:p>SJS id</text:p>
          </table:table-cell>
          <table:table-cell table:style-name="ce5" office:value-type="string">
            <text:p>Description</text:p>
          </table:table-cell>
          <table:table-cell table:style-name="ce1" table:number-columns-repeated="1021"/>
        </table:table-row>
        <table:table-row table:style-name="ro2">
          <table:table-cell table:style-name="ce2" office:value-type="string">
            <text:p>pasteCollectionBackAction</text:p>
          </table:table-cell>
          <table:table-cell office:value-type="string">
            <text:p>back.component.paste</text:p>
          </table:table-cell>
          <table:table-cell office:value-type="string">
            <text:p>Pastes entities/components from the application clipboard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CollectionFromMasterBackAction</text:p>
          </table:table-cell>
          <table:table-cell office:value-type="string">
            <text:p>back.component.remove</text:p>
          </table:table-cell>
          <table:table-cell office:value-type="string">
            <text:p>Marks the selected objects for deletion (next save operation) and removes them from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veBackAction</text:p>
          </table:table-cell>
          <table:table-cell office:value-type="string">
            <text:p>back.component.save</text:p>
          </table:table-cell>
          <table:table-cell office:value-type="string">
            <text:p>Gets a collection of entities to save out of the context and saves them transactionally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createQueryComponentAction</text:p>
          </table:table-cell>
          <table:table-cell office:value-type="string">
            <text:p>back.filter.create</text:p>
          </table:table-cell>
          <table:table-cell office:value-type="string">
            <text:p>Creates a filter model for QBE queries and set it as value of the filter model connector retrieved from the contex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itModuleFilterAction</text:p>
          </table:table-cell>
          <table:table-cell office:value-type="string">
            <text:p>back.filter.init</text:p>
          </table:table-cell>
          <table:table-cell office:value-type="string">
            <text:p>Retrieves the current module filter connector and adds it in the context.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queryEntitiesBackAction</text:p>
          </table:table-cell>
          <table:table-cell office:value-type="string">
            <text:p>back.filter.query</text:p>
          </table:table-cell>
          <table:table-cell office:value-type="string">
            <text:p>Executes an QBE query based on a filter retrieved from the context. The resulting entity collection is added to the contex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loadBackAction</text:p>
          </table:table-cell>
          <table:table-cell office:value-type="string">
            <text:p>back.module.reload</text:p>
          </table:table-cell>
          <table:table-cell office:value-type="string">
            <text:p>Reloads current module selected objects from the persistent store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FromModuleObjectsAction</text:p>
          </table:table-cell>
          <table:table-cell office:value-type="string">
            <text:p>back.module.remove</text:p>
          </table:table-cell>
          <table:table-cell office:value-type="string">
            <text:p>Marks current module selected objects for deletion (next save operation) and removes them from the module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veModuleObjectBackAction</text:p>
          </table:table-cell>
          <table:table-cell office:value-type="string">
            <text:p>back.module.save</text:p>
          </table:table-cell>
          <table:table-cell office:value-type="string">
            <text:p>Saves the current module selected objects to the persistent stor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oPrintBackendAction</text:p>
          </table:table-cell>
          <table:table-cell office:value-type="string">
            <text:p>back.report.generate</text:p>
          </table:table-cell>
          <table:table-cell office:value-type="string">
            <text:p>Generates a Jasper report and adds it to the context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criptedBackAction</text:p>
          </table:table-cell>
          <table:table-cell office:value-type="string">
            <text:p>back.script.dynamic</text:p>
          </table:table-cell>
          <table:table-cell office:value-type="string">
            <text:p>Executes a script taken out of the context. Supports any BSF supported language (Groovy, Jython, Beanshell, ...)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staticScriptedBackAction</text:p>
          </table:table-cell>
          <table:table-cell office:value-type="string">
            <text:p>back.script.static</text:p>
          </table:table-cell>
          <table:table-cell office:value-type="string">
            <text:p>Executes a script statically defined as an action parameter. Supports any BSF supported language (Groovy, Jython, Beanshell, ...)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bstractChooseActionAction</text:p>
          </table:table-cell>
          <table:table-cell office:value-type="string">
            <text:p>front.action.choose</text:p>
          </table:table-cell>
          <table:table-cell office:value-type="string">
            <text:p>Opens a modal dialog box offering a choice of actions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xecuteActionAction</text:p>
          </table:table-cell>
          <table:table-cell office:value-type="string">
            <text:p>front.action.execute</text:p>
          </table:table-cell>
          <table:table-cell office:value-type="string">
            <text:p>Takes an action out of the context and executes i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ooseActionOkFrontAction</text:p>
          </table:table-cell>
          <table:table-cell office:value-type="string">
            <text:p>front.action.ok</text:p>
          </table:table-cell>
          <table:table-cell office:value-type="string">
            <text:p>Gets the selected action and places it in the context for execu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ddAnyToMasterFrontAction</text:p>
          </table:table-cell>
          <table:table-cell office:value-type="string">
            <text:p>front.any.add</text:p>
          </table:table-cell>
          <table:table-cell office:value-type="string">
            <text:p>Retrieves an object collection from the context and appends it to the master managed collection (no creation)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veDownFrontAction</text:p>
          </table:table-cell>
          <table:table-cell office:value-type="string">
            <text:p>front.any.down</text:p>
          </table:table-cell>
          <table:table-cell office:value-type="string">
            <text:p>Moves downward the selected objects contained in an ordered collec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AnyCollectionFromMasterFrontAction</text:p>
          </table:table-cell>
          <table:table-cell office:value-type="string">
            <text:p>front.any.remove</text:p>
          </table:table-cell>
          <table:table-cell office:value-type="string">
            <text:p>After user confirmation, retrieves an object collection from the context and removes it from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veUpFrontAction</text:p>
          </table:table-cell>
          <table:table-cell office:value-type="string">
            <text:p>front.any.up</text:p>
          </table:table-cell>
          <table:table-cell office:value-type="string">
            <text:p>Moves upward the selected objects contained in an ordered collec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binaryPropertyInfoAction</text:p>
          </table:table-cell>
          <table:table-cell office:value-type="string">
            <text:p>front.binary.info</text:p>
          </table:table-cell>
          <table:table-cell office:value-type="string">
            <text:p>Retrieves a binary property value out of the connector and opens a message box displaying the size of the binary content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openFileAsBinaryPropertyAction</text:p>
          </table:table-cell>
          <table:table-cell office:value-type="string">
            <text:p>front.binary.load</text:p>
          </table:table-cell>
          <table:table-cell office:value-type="string">
            <text:p>Let the user browse the local file system to choose a file. The file content is used as the content of a binary property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aveBinaryPropertyAsFileAction</text:p>
          </table:table-cell>
          <table:table-cell office:value-type="string">
            <text:p>front.binary.save</text:p>
          </table:table-cell>
          <table:table-cell office:value-type="string">
            <text:p>Let the user browse the local file system to choose a file. The file is used to save the content of a binary property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artAction</text:p>
          </table:table-cell>
          <table:table-cell office:value-type="string">
            <text:p>front.chart</text:p>
          </table:table-cell>
          <table:table-cell office:value-type="string">
            <text:p>Computes and displays a fusioncharts chart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bstractAddToMasterFrontAction</text:p>
          </table:table-cell>
          <table:table-cell office:value-type="string">
            <text:p>front.component.add.abstract</text:p>
          </table:table-cell>
          <table:table-cell office:value-type="string">
            <text:p>Creates a new entity/component and adds it to the master managed collection. No icon nor accelerator se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dToMasterFrontAction</text:p>
          </table:table-cell>
          <table:table-cell office:value-type="string">
            <text:p>front.component.add</text:p>
          </table:table-cell>
          <table:table-cell office:value-type="string">
            <text:p>Creates a new entity/component and adds it to the master managed collec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hooseComponentAction</text:p>
          </table:table-cell>
          <table:table-cell office:value-type="string">
            <text:p>front.component.choose</text:p>
          </table:table-cell>
          <table:table-cell office:value-type="string">
            <text:p>Opens a modal dialog to let the user choose an component/entity out of a collection retrieved from the context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cloneEntityCollectionFrontAction</text:p>
          </table:table-cell>
          <table:table-cell office:value-type="string">
            <text:p>front.component.clone</text:p>
          </table:table-cell>
          <table:table-cell office:value-type="string">
            <text:p>Duplicates selected entities/components and adds the clones to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pyCollectionFrontAction</text:p>
          </table:table-cell>
          <table:table-cell office:value-type="string">
            <text:p>front.component.copy</text:p>
          </table:table-cell>
          <table:table-cell office:value-type="string">
            <text:p>Copies the selected entities/components to the application clipboard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utCollectionFrontAction</text:p>
          </table:table-cell>
          <table:table-cell office:value-type="string">
            <text:p>front.component.cut</text:p>
          </table:table-cell>
          <table:table-cell office:value-type="string">
            <text:p>Cuts the selected entities/components to the application clipboard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ditComponentAction</text:p>
          </table:table-cell>
          <table:table-cell office:value-type="string">
            <text:p>front.component.edit</text:p>
          </table:table-cell>
          <table:table-cell office:value-type="string">
            <text:p>Opens a dialog box to edit an entity/component in an arbitrary view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asteCollectionFrontAction</text:p>
          </table:table-cell>
          <table:table-cell office:value-type="string">
            <text:p>front.component.paste</text:p>
          </table:table-cell>
          <table:table-cell office:value-type="string">
            <text:p>Pastes entities/components from the application clipboard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EntityCollectionFromMasterFrontAction</text:p>
          </table:table-cell>
          <table:table-cell office:value-type="string">
            <text:p>front.component.remove</text:p>
          </table:table-cell>
          <table:table-cell office:value-type="string">
            <text:p>After user confirmation, marks the selected objects for deletion (next save operation) and removes them from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iewConnectorSetAction</text:p>
          </table:table-cell>
          <table:table-cell office:value-type="string">
            <text:p>front.connector.set</text:p>
          </table:table-cell>
          <table:table-cell office:value-type="string">
            <text:p>Retrieves an arbitrary value from the context and assigns it to the view connector value.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<text:span text:style-name="T1">okDialogFrontAction</text:span></text:p>
          </table:table-cell>
          <table:table-cell office:value-type="string">
            <text:p>front.dialog.ok</text:p>
          </table:table-cell>
          <table:table-cell office:value-type="string">
            <text:p>Closes the top most dialog. Icon and name set.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<text:span text:style-name="T1">cancelDialogFrontAction</text:span></text:p>
          </table:table-cell>
          <table:table-cell office:value-type="string">
            <text:p>front.dialog.cancel</text:p>
          </table:table-cell>
          <table:table-cell office:value-type="string">
            <text:p>Closes the top most dialog. Icon and name se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loseDialogAction</text:p>
          </table:table-cell>
          <table:table-cell office:value-type="string">
            <text:p>front.dialog.close</text:p>
          </table:table-cell>
          <table:table-cell office:value-type="string">
            <text:p>Closes the top most dialog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odalDialogAction</text:p>
          </table:table-cell>
          <table:table-cell office:value-type="string">
            <text:p>front.dialog.open</text:p>
          </table:table-cell>
          <table:table-cell office:value-type="string">
            <text:p>Opens a modal dialog box that is parametrized out of context values (title, view bound to its model, size, secondary action list)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openFileAction</text:p>
          </table:table-cell>
          <table:table-cell office:value-type="string">
            <text:p>front.file.open</text:p>
          </table:table-cell>
          <table:table-cell office:value-type="string">
            <text:p>Let the user browse the local file system to choose a file. The selected file content is placed in the context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aveFileAction</text:p>
          </table:table-cell>
          <table:table-cell office:value-type="string">
            <text:p>front.file.save</text:p>
          </table:table-cell>
          <table:table-cell office:value-type="string">
            <text:p>Let the user browse the local file system to choose a file. The selected file is used to save an arbitrary content taken from the contex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extModuleFilterPageAction</text:p>
          </table:table-cell>
          <table:table-cell office:value-type="string">
            <text:p>front.filter.next</text:p>
          </table:table-cell>
          <table:table-cell office:value-type="string">
            <text:p>Moves to the next result page of a filtered modul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eviousModuleFilterPageAction</text:p>
          </table:table-cell>
          <table:table-cell office:value-type="string">
            <text:p>front.filter.previous</text:p>
          </table:table-cell>
          <table:table-cell office:value-type="string">
            <text:p>Moves to the previous result page of a filtered modul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queryModuleFilterAction</text:p>
          </table:table-cell>
          <table:table-cell office:value-type="string">
            <text:p>front.filter.query</text:p>
          </table:table-cell>
          <table:table-cell office:value-type="string">
            <text:p>Performs the QBE query of a filtered modul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foFrontAction</text:p>
          </table:table-cell>
          <table:table-cell office:value-type="string">
            <text:p>front.info.dynamic</text:p>
          </table:table-cell>
          <table:table-cell office:value-type="string">
            <text:p>Retrieves an information message from the context and displays it to the us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taticInfoFrontAction</text:p>
          </table:table-cell>
          <table:table-cell office:value-type="string">
            <text:p>front.info.static</text:p>
          </table:table-cell>
          <table:table-cell office:value-type="string">
            <text:p>Translates an information message statically parametrized in the action and displays it to the user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ovAction</text:p>
          </table:table-cell>
          <table:table-cell office:value-type="string">
            <text:p>front.lov</text:p>
          </table:table-cell>
          <table:table-cell office:value-type="string">
            <text:p>Pops-up a "list of values" dialog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ovFindFrontAction</text:p>
          </table:table-cell>
          <table:table-cell office:value-type="string">
            <text:p>front.lov.find</text:p>
          </table:table-cell>
          <table:table-cell office:value-type="string">
            <text:p>Performs the QBE query of a "list of values"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extLovPageFrontAction</text:p>
          </table:table-cell>
          <table:table-cell office:value-type="string">
            <text:p>front.lov.next</text:p>
          </table:table-cell>
          <table:table-cell office:value-type="string">
            <text:p>Moves to the next result page of a "list of values"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ovOkFrontAction</text:p>
          </table:table-cell>
          <table:table-cell office:value-type="string">
            <text:p>front.lov.ok</text:p>
          </table:table-cell>
          <table:table-cell office:value-type="string">
            <text:p>Gets the selected result from a "list of values" and places it in the contex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eviousLovPageFrontAction</text:p>
          </table:table-cell>
          <table:table-cell office:value-type="string">
            <text:p>front.lov.previous</text:p>
          </table:table-cell>
          <table:table-cell office:value-type="string">
            <text:p>Moves to the previous result page of a "list of values"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dMapToMasterFrontAction</text:p>
          </table:table-cell>
          <table:table-cell office:value-type="string">
            <text:p>front.map.add</text:p>
          </table:table-cell>
          <table:table-cell office:value-type="string">
            <text:p>Creates a new map and adds it to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loneMapCollectionFrontAction</text:p>
          </table:table-cell>
          <table:table-cell office:value-type="string">
            <text:p>front.map.clone</text:p>
          </table:table-cell>
          <table:table-cell office:value-type="string">
            <text:p>Duplicates selected maps and adds the clones to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dToModuleObjectFrontAction</text:p>
          </table:table-cell>
          <table:table-cell office:value-type="string">
            <text:p>front.module.add</text:p>
          </table:table-cell>
          <table:table-cell office:value-type="string">
            <text:p>Creates a new entity/component and adds it to the module managed collec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loneModuleObjectFrontAction</text:p>
          </table:table-cell>
          <table:table-cell office:value-type="string">
            <text:p>front.module.clone</text:p>
          </table:table-cell>
          <table:table-cell office:value-type="string">
            <text:p>Duplicates selected entities/components and adds the clones to the module managed collec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loadModuleObjectFrontAction</text:p>
          </table:table-cell>
          <table:table-cell office:value-type="string">
            <text:p>front.module.reload</text:p>
          </table:table-cell>
          <table:table-cell office:value-type="string">
            <text:p>Reloads the module selected entity/component from the persistent store. entities/components previously marked for deletion are also restored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FromModuleObjectFrontAction</text:p>
          </table:table-cell>
          <table:table-cell office:value-type="string">
            <text:p>front.module.remove</text:p>
          </table:table-cell>
          <table:table-cell office:value-type="string">
            <text:p>After user confirmation, marks the selected module entities/components for deletion (next save operation) and removes them from the module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startModuleFrontAction</text:p>
          </table:table-cell>
          <table:table-cell office:value-type="string">
            <text:p>front.module.reset</text:p>
          </table:table-cell>
          <table:table-cell office:value-type="string">
            <text:p>Restarts the current module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aveModuleObjectFrontAction</text:p>
          </table:table-cell>
          <table:table-cell office:value-type="string">
            <text:p>front.module.save</text:p>
          </table:table-cell>
          <table:table-cell office:value-type="string">
            <text:p>Saves the module selected entities/components to the persistent store and performs deletion of previously "marked for deletion" entities/components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duleConnectorSelectionFrontAction</text:p>
          </table:table-cell>
          <table:table-cell office:value-type="string">
            <text:p>front.module.select</text:p>
          </table:table-cell>
          <table:table-cell office:value-type="string">
            <text:p>Gets a module out or the context and selects it in the current workspac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dAsChildModuleFrontAction</text:p>
          </table:table-cell>
          <table:table-cell office:value-type="string">
            <text:p>front.module.sub</text:p>
          </table:table-cell>
          <table:table-cell office:value-type="string">
            <text:p>Gets selected module objects, adds them as current module children then selects them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kCancelFrontAction</text:p>
          </table:table-cell>
          <table:table-cell office:value-type="string">
            <text:p>front.okcancel.dynamic</text:p>
          </table:table-cell>
          <table:table-cell office:value-type="string">
            <text:p>Retrieves an ok/cancel message out of the context and displays it to the us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taticOkCancelFrontAction</text:p>
          </table:table-cell>
          <table:table-cell office:value-type="string">
            <text:p>front.okcancel.static</text:p>
          </table:table-cell>
          <table:table-cell office:value-type="string">
            <text:p>Retrieves an ok/cancel message statically parametrized in the action and displays it to the user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angePasswordAction</text:p>
          </table:table-cell>
          <table:table-cell office:value-type="string">
            <text:p>front.password.change</text:p>
          </table:table-cell>
          <table:table-cell office:value-type="string">
            <text:p>Opens a dialog box allowing the user to initiate a password change operation (old, new, check)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intOkFrontAction</text:p>
          </table:table-cell>
          <table:table-cell office:value-type="string">
            <text:p>front.print.ok</text:p>
          </table:table-cell>
          <table:table-cell office:value-type="string">
            <text:p>Retrieves the selected Jasper report and puts it in the context for display/prin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setPropertyFrontAction</text:p>
          </table:table-cell>
          <table:table-cell office:value-type="string">
            <text:p>front.property.reset</text:p>
          </table:table-cell>
          <table:table-cell office:value-type="string">
            <text:p>Resets a property to its default valu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isplayReportAction</text:p>
          </table:table-cell>
          <table:table-cell office:value-type="string">
            <text:p>front.report.display</text:p>
          </table:table-cell>
          <table:table-cell office:value-type="string">
            <text:p>Displays/prints a Jasper report taken out of the context to the us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portAction</text:p>
          </table:table-cell>
          <table:table-cell office:value-type="string">
            <text:p>front.report.dynamic</text:p>
          </table:table-cell>
          <table:table-cell office:value-type="string">
            <text:p>Retrieves a Jasper report definition out of the context, opens the report parameters entry dialog, then triggers generation and display/print.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editReportParametersAction</text:p>
          </table:table-cell>
          <table:table-cell office:value-type="string">
            <text:p>front.report.edit</text:p>
          </table:table-cell>
          <table:table-cell office:value-type="string">
            <text:p>Opens a dialog box for the user to input a Jasper report parameters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oPrintAction</text:p>
          </table:table-cell>
          <table:table-cell office:value-type="string">
            <text:p>front.report.print</text:p>
          </table:table-cell>
          <table:table-cell office:value-type="string">
            <text:p>Triggers generation and display/print of a Jasper report after parameters input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staticReportAction</text:p>
          </table:table-cell>
          <table:table-cell office:value-type="string">
            <text:p>front.report.static</text:p>
          </table:table-cell>
          <table:table-cell office:value-type="string">
            <text:p>Gets a Jasper report definition statically defined as an action parameter, opens the report parameters entry dialog, then triggers generation and display/prin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isplayUrlFrontAction</text:p>
          </table:table-cell>
          <table:table-cell office:value-type="string">
            <text:p>front.url.dynamic</text:p>
          </table:table-cell>
          <table:table-cell office:value-type="string">
            <text:p>Targets the browser (actually a new browser window/tab) to a URL retrieved from the context.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aticDisplayUrlFrontAction</text:p>
          </table:table-cell>
          <table:table-cell office:value-type="string">
            <text:p>front.url.static</text:p>
          </table:table-cell>
          <table:table-cell office:value-type="string">
            <text:p>Targets the browser (actually a new browser window/tab) to a URL statically defined as an action parameter. The URL is previously translated so thant it can be variabilized based on the user language (used for online help for instance)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onnectorSelectionFrontAction</text:p>
          </table:table-cell>
          <table:table-cell office:value-type="string">
            <text:p>front.view.select</text:p>
          </table:table-cell>
          <table:table-cell office:value-type="string">
            <text:p>Retrieves an object collection out of the context and selects it on the collection view (table, list, tree)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izardAction</text:p>
          </table:table-cell>
          <table:table-cell office:value-type="string">
            <text:p>front.wizard</text:p>
          </table:table-cell>
          <table:table-cell office:value-type="string">
            <text:p>Triggers a wizard dialog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yesNoFrontAction</text:p>
          </table:table-cell>
          <table:table-cell office:value-type="string">
            <text:p>front.yesno.dynamic</text:p>
          </table:table-cell>
          <table:table-cell office:value-type="string">
            <text:p>Retrieves a yes/no binary question out of the context and displays it to the us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taticYesNoFrontAction</text:p>
          </table:table-cell>
          <table:table-cell office:value-type="string">
            <text:p>front.yesno.static</text:p>
          </table:table-cell>
          <table:table-cell office:value-type="string">
            <text:p>Retrieves a yes/no binary question statically parametrized in the action and displays it to the user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yesNoCancelFrontAction</text:p>
          </table:table-cell>
          <table:table-cell office:value-type="string">
            <text:p>front.yesnocancel.dynamic</text:p>
          </table:table-cell>
          <table:table-cell office:value-type="string">
            <text:p>Retrieves a yes/no/cancel binary question out of the context and displays it to the us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taticYesNoCancelFrontAction</text:p>
          </table:table-cell>
          <table:table-cell office:value-type="string">
            <text:p>front.yesnocancel.static</text:p>
          </table:table-cell>
          <table:table-cell office:value-type="string">
            <text:p>Retrieves a yes/no/cancel binary question statically parametrized in the action and displays it to the use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ACTION MAP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sterDetail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filterableBeanCollectio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ea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filterableReadonlyBeanCollectio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pMasterDetail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eadonlyBeanCollectio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eanCollectio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inaryPropertyActionMap</text:p>
          </table:table-cell>
          <table:table-cell table:number-columns-repeated="1023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3:Sheet1.AMJ7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1">01/12/2009</text:date>, <text:time>08:4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9H19M41S</meta:editing-duration>
    <meta:editing-cycles>31</meta:editing-cycles>
    <meta:generator>OpenOffice.org/3.1$Win32 OpenOffice.org_project/310m19$Build-9420</meta:generator>
    <dc:date>2009-12-01T08:47:28.71</dc:date>
    <dc:creator>Vincent Vandenschrick</dc:creator>
    <meta:document-statistic meta:table-count="3" meta:cell-count="244" meta:object-count="0"/>
    <meta:user-defined meta:name="Info 1"/>
    <meta:user-defined meta:name="Info 2"/>
    <meta:user-defined meta:name="Info 3"/>
    <meta:user-defined meta:name="Info 4"/>
  </office:meta>
</office:document-meta>
</file>